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7.33942795" calcext:value-type="float">
            <text:p>47,33942795</text:p>
          </table:table-cell>
          <table:table-cell office:value-type="float" office:value="1.65432421E-026" calcext:value-type="float">
            <text:p>1,65E-026</text:p>
          </table:table-cell>
          <table:table-cell office:value-type="float" office:value="4.109692097" calcext:value-type="float">
            <text:p>4,109692097</text:p>
          </table:table-cell>
          <table:table-cell table:style-name="ce2" table:formula="of:=([.E3]-[.E2])/[.E2]" office:value-type="float" office:value="0.00528276091601686" calcext:value-type="float">
            <text:p>0,00528276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779" calcext:value-type="float">
            <text:p>68779</text:p>
          </table:table-cell>
          <table:table-cell office:value-type="float" office:value="52.4954071" calcext:value-type="float">
            <text:p>52,4954071</text:p>
          </table:table-cell>
          <table:table-cell office:value-type="float" office:value="1.655397947E-020" calcext:value-type="float">
            <text:p>1,66E-020</text:p>
          </table:table-cell>
          <table:table-cell office:value-type="float" office:value="2.891365051" calcext:value-type="float">
            <text:p>2,89136505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779" calcext:value-type="float">
            <text:p>68779</text:p>
          </table:table-cell>
          <table:table-cell office:value-type="float" office:value="52.06600189" calcext:value-type="float">
            <text:p>52,06600189</text:p>
          </table:table-cell>
          <table:table-cell office:value-type="float" office:value="1.617682389E-020" calcext:value-type="float">
            <text:p>1,62E-020</text:p>
          </table:table-cell>
          <table:table-cell office:value-type="float" office:value="2.895833731" calcext:value-type="float">
            <text:p>2,895833731</text:p>
          </table:table-cell>
          <table:table-cell table:formula="of:=([.E5]-[.E4])/[.E4]" office:value-type="float" office:value="0.0015455260477934" calcext:value-type="float">
            <text:p>0,0015455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118" calcext:value-type="float">
            <text:p>69118</text:p>
          </table:table-cell>
          <table:table-cell office:value-type="float" office:value="52.86529922" calcext:value-type="float">
            <text:p>52,86529922</text:p>
          </table:table-cell>
          <table:table-cell office:value-type="float" office:value="2.989856111E-018" calcext:value-type="float">
            <text:p>2,99E-018</text:p>
          </table:table-cell>
          <table:table-cell office:value-type="float" office:value="2.344070196" calcext:value-type="float">
            <text:p>2,34407019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118" calcext:value-type="float">
            <text:p>69118</text:p>
          </table:table-cell>
          <table:table-cell office:value-type="float" office:value="52.39251328" calcext:value-type="float">
            <text:p>52,39251328</text:p>
          </table:table-cell>
          <table:table-cell office:value-type="float" office:value="7.11678747E-019" calcext:value-type="float">
            <text:p>7,12E-019</text:p>
          </table:table-cell>
          <table:table-cell office:value-type="float" office:value="2.346584797" calcext:value-type="float">
            <text:p>2,346584797</text:p>
          </table:table-cell>
          <table:table-cell table:style-name="ce3" table:formula="of:=([.E7]-[.E6])/[.E6]" office:value-type="float" office:value="0.00107274987084052" calcext:value-type="float">
            <text:p>0,00107274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421" calcext:value-type="float">
            <text:p>69421</text:p>
          </table:table-cell>
          <table:table-cell office:value-type="float" office:value="52.5477829" calcext:value-type="float">
            <text:p>52,5477829</text:p>
          </table:table-cell>
          <table:table-cell office:value-type="float" office:value="6.042298412E-016" calcext:value-type="float">
            <text:p>6,04E-016</text:p>
          </table:table-cell>
          <table:table-cell office:value-type="float" office:value="2.008780241" calcext:value-type="float">
            <text:p>2,00878024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421" calcext:value-type="float">
            <text:p>69421</text:p>
          </table:table-cell>
          <table:table-cell office:value-type="float" office:value="52.38294983" calcext:value-type="float">
            <text:p>52,38294983</text:p>
          </table:table-cell>
          <table:table-cell office:value-type="float" office:value="1.416563607E-015" calcext:value-type="float">
            <text:p>1,42E-015</text:p>
          </table:table-cell>
          <table:table-cell office:value-type="float" office:value="2.010538101" calcext:value-type="float">
            <text:p>2,010538101</text:p>
          </table:table-cell>
          <table:table-cell table:style-name="ce3" table:formula="of:=([.E9]-[.E8])/[.E8]" office:value-type="float" office:value="0.000875088257103016" calcext:value-type="float">
            <text:p>0,000875088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60" calcext:value-type="float">
            <text:p>69660</text:p>
          </table:table-cell>
          <table:table-cell office:value-type="float" office:value="52.44645691" calcext:value-type="float">
            <text:p>52,44645691</text:p>
          </table:table-cell>
          <table:table-cell office:value-type="float" office:value="0.00000000000003482103996" calcext:value-type="float">
            <text:p>3,48E-014</text:p>
          </table:table-cell>
          <table:table-cell office:value-type="float" office:value="1.775512576" calcext:value-type="float">
            <text:p>1,77551257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60" calcext:value-type="float">
            <text:p>69660</text:p>
          </table:table-cell>
          <table:table-cell office:value-type="float" office:value="52.50146866" calcext:value-type="float">
            <text:p>52,50146866</text:p>
          </table:table-cell>
          <table:table-cell office:value-type="float" office:value="0.00000000000002309553576" calcext:value-type="float">
            <text:p>2,31E-014</text:p>
          </table:table-cell>
          <table:table-cell office:value-type="float" office:value="1.776878238" calcext:value-type="float">
            <text:p>1,776878238</text:p>
          </table:table-cell>
          <table:table-cell table:style-name="ce3" table:formula="of:=([.E11]-[.E10])/[.E10]" office:value-type="float" office:value="0.000769164926489369" calcext:value-type="float">
            <text:p>0,000769164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36" calcext:value-type="float">
            <text:p>69936</text:p>
          </table:table-cell>
          <table:table-cell office:value-type="float" office:value="52.54431915" calcext:value-type="float">
            <text:p>52,54431915</text:p>
          </table:table-cell>
          <table:table-cell office:value-type="float" office:value="0.00000000000007157435181" calcext:value-type="float">
            <text:p>7,16E-014</text:p>
          </table:table-cell>
          <table:table-cell office:value-type="float" office:value="1.599884152" calcext:value-type="float">
            <text:p>1,59988415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36" calcext:value-type="float">
            <text:p>69936</text:p>
          </table:table-cell>
          <table:table-cell office:value-type="float" office:value="52.63141251" calcext:value-type="float">
            <text:p>52,63141251</text:p>
          </table:table-cell>
          <table:table-cell office:value-type="float" office:value="0.0000000000001367468693" calcext:value-type="float">
            <text:p>1,37E-013</text:p>
          </table:table-cell>
          <table:table-cell office:value-type="float" office:value="1.600857735" calcext:value-type="float">
            <text:p>1,600857735</text:p>
          </table:table-cell>
          <table:table-cell table:formula="of:=([.E13]-[.E12])/[.E12]" office:value-type="float" office:value="0.000608533435863389" calcext:value-type="float">
            <text:p>0,00060853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149" calcext:value-type="float">
            <text:p>70149</text:p>
          </table:table-cell>
          <table:table-cell office:value-type="float" office:value="52.65581131" calcext:value-type="float">
            <text:p>52,65581131</text:p>
          </table:table-cell>
          <table:table-cell office:value-type="float" office:value="0.000000000004411142025" calcext:value-type="float">
            <text:p>4,41E-012</text:p>
          </table:table-cell>
          <table:table-cell office:value-type="float" office:value="1.460309625" calcext:value-type="float">
            <text:p>1,46030962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149" calcext:value-type="float">
            <text:p>70149</text:p>
          </table:table-cell>
          <table:table-cell office:value-type="float" office:value="52.74198151" calcext:value-type="float">
            <text:p>52,74198151</text:p>
          </table:table-cell>
          <table:table-cell office:value-type="float" office:value="0.000000000004039331369" calcext:value-type="float">
            <text:p>4,04E-012</text:p>
          </table:table-cell>
          <table:table-cell office:value-type="float" office:value="1.461184263" calcext:value-type="float">
            <text:p>1,461184263</text:p>
          </table:table-cell>
          <table:table-cell table:formula="of:=([.E15]-[.E14])/[.E14]" office:value-type="float" office:value="0.000598940104910959" calcext:value-type="float">
            <text:p>0,00059894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300" calcext:value-type="float">
            <text:p>70300</text:p>
          </table:table-cell>
          <table:table-cell office:value-type="float" office:value="52.757164" calcext:value-type="float">
            <text:p>52,757164</text:p>
          </table:table-cell>
          <table:table-cell office:value-type="float" office:value="0.00000000009127701373" calcext:value-type="float">
            <text:p>9,13E-011</text:p>
          </table:table-cell>
          <table:table-cell office:value-type="float" office:value="1.346289515" calcext:value-type="float">
            <text:p>1,34628951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300" calcext:value-type="float">
            <text:p>70300</text:p>
          </table:table-cell>
          <table:table-cell office:value-type="float" office:value="52.9276619" calcext:value-type="float">
            <text:p>52,9276619</text:p>
          </table:table-cell>
          <table:table-cell office:value-type="float" office:value="0.00000000004601780762" calcext:value-type="float">
            <text:p>4,60E-011</text:p>
          </table:table-cell>
          <table:table-cell office:value-type="float" office:value="1.347471833" calcext:value-type="float">
            <text:p>1,347471833</text:p>
          </table:table-cell>
          <table:table-cell table:formula="of:=([.E17]-[.E16])/[.E16]" office:value-type="float" office:value="0.000878204863684097" calcext:value-type="float">
            <text:p>0,00087820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617" calcext:value-type="float">
            <text:p>70617</text:p>
          </table:table-cell>
          <table:table-cell office:value-type="float" office:value="50.90089417" calcext:value-type="float">
            <text:p>50,90089417</text:p>
          </table:table-cell>
          <table:table-cell office:value-type="float" office:value="0.00000000007236228977" calcext:value-type="float">
            <text:p>7,24E-011</text:p>
          </table:table-cell>
          <table:table-cell office:value-type="float" office:value="1.24819541" calcext:value-type="float">
            <text:p>1,2481954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617" calcext:value-type="float">
            <text:p>70617</text:p>
          </table:table-cell>
          <table:table-cell office:value-type="float" office:value="51.23126602" calcext:value-type="float">
            <text:p>51,23126602</text:p>
          </table:table-cell>
          <table:table-cell office:value-type="float" office:value="0.0000000002875782668" calcext:value-type="float">
            <text:p>2,88E-010</text:p>
          </table:table-cell>
          <table:table-cell office:value-type="float" office:value="1.248657346" calcext:value-type="float">
            <text:p>1,248657346</text:p>
          </table:table-cell>
          <table:table-cell table:style-name="ce3" table:formula="of:=([.E19]-[.E18])/[.E18]" office:value-type="float" office:value="0.000370083078578214" calcext:value-type="float">
            <text:p>0,00037008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92" calcext:value-type="float">
            <text:p>70792</text:p>
          </table:table-cell>
          <table:table-cell office:value-type="float" office:value="51.18633652" calcext:value-type="float">
            <text:p>51,18633652</text:p>
          </table:table-cell>
          <table:table-cell office:value-type="float" office:value="0.0000000004491841343" calcext:value-type="float">
            <text:p>4,49E-010</text:p>
          </table:table-cell>
          <table:table-cell office:value-type="float" office:value="1.16555202" calcext:value-type="float">
            <text:p>1,1655520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92" calcext:value-type="float">
            <text:p>70792</text:p>
          </table:table-cell>
          <table:table-cell office:value-type="float" office:value="51.42048264" calcext:value-type="float">
            <text:p>51,42048264</text:p>
          </table:table-cell>
          <table:table-cell office:value-type="float" office:value="0.000000003431373852" calcext:value-type="float">
            <text:p>3,43E-009</text:p>
          </table:table-cell>
          <table:table-cell office:value-type="float" office:value="1.166288257" calcext:value-type="float">
            <text:p>1,166288257</text:p>
          </table:table-cell>
          <table:table-cell table:style-name="ce3" table:formula="of:=([.E21]-[.E20])/[.E20]" office:value-type="float" office:value="0.000631663784512953" calcext:value-type="float">
            <text:p>0,00063166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040" calcext:value-type="float">
            <text:p>71040</text:p>
          </table:table-cell>
          <table:table-cell office:value-type="float" office:value="75.58279419" calcext:value-type="float">
            <text:p>75,58279419</text:p>
          </table:table-cell>
          <table:table-cell office:value-type="float" office:value="0.00000003188959852" calcext:value-type="float">
            <text:p>3,19E-008</text:p>
          </table:table-cell>
          <table:table-cell office:value-type="float" office:value="1.091840506" calcext:value-type="float">
            <text:p>1,09184050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26327152857928" calcext:value-type="float">
            <text:p>0,0012632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9:32.257446695</dc:date>
    <meta:document-statistic meta:table-count="1" meta:cell-count="121" meta:object-count="0"/>
    <meta:generator>LibreOffice/4.1.4.2$Linux_X86_64 LibreOffice_project/410m0$Build-2</meta:generator>
  </office:meta>
</office:document-meta>
</file>